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ialogcommons.py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staticdialog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4" style:family="table-cell" style:parent-style-name="Default" style:data-style-name="N10112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7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2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3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8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1" table:default-cell-style-name="ce53"/>
        <table:table-column table:style-name="co1" table:number-columns-repeated="1021" table:default-cell-style-name="ce24"/>
        <table:table-row table:style-name="ro1">
          <table:table-cell table:style-name="ce52" office:value-type="string" calcext:value-type="string">
            <text:p>終了を消去</text:p>
          </table:table-cell>
          <table:table-cell/>
          <table:table-cell table:style-name="ce12" office:value-type="string" calcext:value-type="string">
            <text:p>印刷</text:p>
          </table:table-cell>
          <table:table-cell table:style-name="ce9" office:value-type="string" calcext:value-type="string">
            <text:p>外挿印刷</text:p>
          </table:table-cell>
          <table:table-cell table:style-name="ce5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55" office:value-type="string" calcext:value-type="string">
            <text:p>黒行</text:p>
          </table:table-cell>
          <table:table-cell table:style-name="ce60"/>
          <table:table-cell table:style-name="ce65"/>
          <table:table-cell table:style-name="ce60" table:number-columns-repeated="1021"/>
        </table:table-row>
        <table:table-row table:style-name="ro2">
          <table:table-cell table:style-name="ce29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4" office:value-type="date" office:date-value="2018-08-26" calcext:value-type="date">
            <text:p>2018-8</text:p>
          </table:table-cell>
          <table:table-cell table:style-name="ce13"/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30" table:number-columns-repeated="2"/>
          <table:table-cell table:style-name="ce62"/>
          <table:table-cell table:style-name="ce30"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number-columns-repeated="947" table:default-cell-style-name="ce24"/>
        <table:table-column table:style-name="co1" table:number-columns-repeated="72" table:default-cell-style-name="ce74"/>
        <table:table-row table:style-name="ro2">
          <table:table-cell table:style-name="ce64" office:value-type="string" calcext:value-type="string" table:number-columns-spanned="2" table:number-rows-spanned="1">
            <text:p>一覧へ</text:p>
          </table:table-cell>
          <table:covered-table-cell/>
          <table:table-cell table:style-name="ce6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6"/>
          <table:table-cell table:style-name="ce69" table:number-columns-repeated="2"/>
          <table:table-cell table:style-name="ce70"/>
          <table:table-cell table:style-name="ce72"/>
          <table:table-cell table:number-columns-repeated="1019"/>
        </table:table-row>
        <table:table-row table:style-name="ro2" table:number-rows-repeated="30">
          <table:table-cell table:style-name="ce67"/>
          <table:table-cell table:style-name="ce68" table:number-columns-repeated="2"/>
          <table:table-cell table:style-name="ce71"/>
          <table:table-cell table:style-name="ce73"/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8" table:default-cell-style-name="ce24"/>
        <table:table-column table:style-name="co9" table:number-columns-repeated="8" table:default-cell-style-name="ce24"/>
        <table:table-column table:style-name="co1" table:number-columns-repeated="955" table:default-cell-style-name="ce24"/>
        <table:table-column table:style-name="co1" table:number-columns-repeated="56" table:default-cell-style-name="ce74"/>
        <table:table-row table:style-name="ro2">
          <table:table-cell table:style-name="ce64" office:value-type="string" calcext:value-type="string" table:number-columns-spanned="2" table:number-rows-spanned="1">
            <text:p>一覧へ</text:p>
          </table:table-cell>
          <table:covered-table-cell/>
          <table:table-cell table:style-name="ce6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131570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1" office:value-type="float" office:value="33" calcext:value-type="float">
            <text:p>33</text:p>
          </table:table-cell>
          <table:table-cell table:style-name="ce77" office:value-type="date" office:date-value="2018-08-01" calcext:value-type="date">
            <text:p>2018/08/01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9" calcext:value-type="float">
            <text:p>9</text:p>
          </table:table-cell>
          <table:table-cell table:style-name="ce68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 office:value-type="float" office:value="33" calcext:value-type="float">
            <text:p>33</text:p>
          </table:table-cell>
          <table:table-cell table:style-name="ce73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73" office:value-type="date" office:date-value="2018-08-28" calcext:value-type="date">
            <text:p>2018/08/28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71"/>
          <table:table-cell table:style-name="ce73" office:value-type="date" office:date-value="2018-08-29" calcext:value-type="date">
            <text:p>2018/08/29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71"/>
          <table:table-cell table:style-name="ce73" office:value-type="date" office:date-value="2018-08-30" calcext:value-type="date">
            <text:p>2018/08/30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71"/>
          <table:table-cell table:style-name="ce73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2sate": 1, "Width": 174, "Height": 113, "CloseCheck": true, "CheckBox1sate": 0, "OptionCheck": fals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64, "Height": 16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39, "Height": 77, "CloseCheck": true, "CheckBox1sate": 0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Width": 104, "CheckBox2sate": 1, "OptionCheck": false, "CloseCheck": false, "CheckBox1sate": 0, "Height": 75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2sate": 1, "Width": 104, "Height": 75, "CloseCheck": false, "CheckBox1sate": 0, "OptionCheck": false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2sate": 1, "Width": 190, "Height": 119, "CloseCheck": true, "CheckBox1sate": 0, "OptionCheck": false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OptionCheck": false, "CloseCheck": true, "Width": 340, "Height": 102, "CheckBox2sate": 1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2sate": 1, "Width": 104, "Height": 75, "CloseCheck": true, "CheckBox1sate": 0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table table:name="00045454" table:style-name="ta1">
        <office:forms form:automatic-focus="false" form:apply-design-mode="false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9" table:number-columns-repeated="8" table:default-cell-style-name="ce24"/>
        <table:table-column table:style-name="co1" table:number-columns-repeated="915" table:default-cell-style-name="ce24"/>
        <table:table-column table:style-name="co1" table:number-columns-repeated="96" table:default-cell-style-name="ce74"/>
        <table:table-row table:style-name="ro2">
          <table:table-cell table:style-name="ce64" office:value-type="string" calcext:value-type="string" table:number-columns-spanned="2" table:number-rows-spanned="1">
            <text:p>一覧へ</text:p>
          </table:table-cell>
          <table:covered-table-cell/>
          <table:table-cell table:style-name="ce6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68" table:number-columns-repeated="3"/>
          <table:table-cell table:style-name="ce71"/>
          <table:table-cell table:style-name="ce32" office:value-type="date" office:date-value="2018-08-01" calcext:value-type="date">
            <text:p>2018-8-01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02" calcext:value-type="date">
            <text:p>2018-8-02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03" calcext:value-type="date">
            <text:p>2018-8-03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6" office:value-type="date" office:date-value="2018-08-04" calcext:value-type="date">
            <text:p>2018-8-04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7" office:value-type="date" office:date-value="2018-08-05" calcext:value-type="date">
            <text:p>2018-8-05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06" calcext:value-type="date">
            <text:p>2018-8-06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07" calcext:value-type="date">
            <text:p>2018-8-07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08" calcext:value-type="date">
            <text:p>2018-8-08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09" calcext:value-type="date">
            <text:p>2018-8-09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8" office:value-type="date" office:date-value="2018-08-10" calcext:value-type="date">
            <text:p>2018-8-10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6" office:value-type="date" office:date-value="2018-08-11" calcext:value-type="date">
            <text:p>2018-8-11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7" office:value-type="date" office:date-value="2018-08-12" calcext:value-type="date">
            <text:p>2018-8-12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13" calcext:value-type="date">
            <text:p>2018-8-13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14" calcext:value-type="date">
            <text:p>2018-8-14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15" calcext:value-type="date">
            <text:p>2018-8-15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16" calcext:value-type="date">
            <text:p>2018-8-16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17" calcext:value-type="date">
            <text:p>2018-8-17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6" office:value-type="date" office:date-value="2018-08-18" calcext:value-type="date">
            <text:p>2018-8-18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7" office:value-type="date" office:date-value="2018-08-19" calcext:value-type="date">
            <text:p>2018-8-19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0" calcext:value-type="date">
            <text:p>2018-8-20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1" calcext:value-type="date">
            <text:p>2018-8-21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2" calcext:value-type="date">
            <text:p>2018-8-22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71"/>
          <table:table-cell table:style-name="ce36" office:value-type="date" office:date-value="2018-08-25" calcext:value-type="date">
            <text:p>2018-8-25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 table:number-columns-repeated="5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7" office:value-type="date" office:date-value="2018-08-26" calcext:value-type="date">
            <text:p>2018-8-26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7" calcext:value-type="date">
            <text:p>2018-8-27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8" calcext:value-type="date">
            <text:p>2018-8-28</text:p>
          </table:table-cell>
          <table:table-cell table:style-name="ce6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30" calcext:value-type="date">
            <text:p>2018-8-30</text:p>
          </table:table-cell>
          <table:table-cell table:style-name="ce6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71"/>
          <table:table-cell table:style-name="ce31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00/00/00</text:date>, <text:time style:data-style-name="N2" text:time-value="16:06:14.68774085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7T16:13:41.254347136</dc:date>
    <meta:editing-duration>P1DT3H11M31S</meta:editing-duration>
    <meta:editing-cycles>365</meta:editing-cycles>
    <meta:generator>LibreOffice/5.4.1.2$Linux_x86 LibreOffice_project/ea7cb86e6eeb2bf3a5af73a8f7777ac570321527</meta:generator>
    <meta:document-statistic meta:table-count="5" meta:cell-count="405" meta:object-count="0"/>
  </office:meta>
</office:document-meta>
</file>